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 style:master-page-name="">
      <style:table-properties style:width="9.9424in" style:page-number="auto" table:align="left"/>
    </style:style>
    <style:style style:name="TABLA_5f_BIENES.A" style:display-name="TABLA_BIENES.A" style:family="table-column">
      <style:table-column-properties style:column-width="1.25in"/>
    </style:style>
    <style:style style:name="TABLA_5f_BIENES.B" style:display-name="TABLA_BIENES.B" style:family="table-column">
      <style:table-column-properties style:column-width="0.9951in"/>
    </style:style>
    <style:style style:name="TABLA_5f_BIENES.C" style:display-name="TABLA_BIENES.C" style:family="table-column">
      <style:table-column-properties style:column-width="1.0069in"/>
    </style:style>
    <style:style style:name="TABLA_5f_BIENES.D" style:display-name="TABLA_BIENES.D" style:family="table-column">
      <style:table-column-properties style:column-width="0.9958in"/>
    </style:style>
    <style:style style:name="TABLA_5f_BIENES.E" style:display-name="TABLA_BIENES.E" style:family="table-column">
      <style:table-column-properties style:column-width="1.1917in"/>
    </style:style>
    <style:style style:name="TABLA_5f_BIENES.F" style:display-name="TABLA_BIENES.F" style:family="table-column">
      <style:table-column-properties style:column-width="1.6208in"/>
    </style:style>
    <style:style style:name="TABLA_5f_BIENES.G" style:display-name="TABLA_BIENES.G" style:family="table-column">
      <style:table-column-properties style:column-width="2.8819in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G1" style:display-name="TABLA_BIENES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2" style:display-name="TABLA_BIENES.2" style:family="table-row">
      <style:table-row-properties style:min-row-height="0.0097in" fo:keep-together="auto"/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none" fo:border-top="none" fo:border-bottom="0.05pt solid #000000"/>
    </style:style>
    <style:style style:name="TABLA_5f_BIENES.G2" style:display-name="TABLA_BIENES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972in" table:align="left"/>
    </style:style>
    <style:style style:name="Table1.A" style:family="table-column">
      <style:table-column-properties style:column-width="6.9972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68ecf9" style:font-size-asian="8pt" style:font-size-complex="8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161d3" officeooo:paragraph-rsid="0068ecf9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aed82" officeooo:paragraph-rsid="0068ecf9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03c86" officeooo:paragraph-rsid="0068ecf9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99432" officeooo:paragraph-rsid="0068ecf9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99432" officeooo:paragraph-rsid="004e148d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161d3" officeooo:paragraph-rsid="0068ecf9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2195" officeooo:paragraph-rsid="004e148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style="italic" fo:font-weight="bold" officeooo:rsid="00482195" officeooo:paragraph-rsid="00690f97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03c86" officeooo:paragraph-rsid="00690f97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8pt" officeooo:rsid="0046aaa7" officeooo:paragraph-rsid="004e148d" style:font-name-asian="Arial" style:font-size-asian="8pt" style:font-name-complex="Arial" style:font-size-complex="8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6155b3" officeooo:paragraph-rsid="005c50cd" style:font-name-asian="Arial" style:font-size-asian="8pt" style:font-name-complex="Arial" style:font-size-complex="8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155b3" officeooo:paragraph-rsid="0066d8e8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42b25" officeooo:paragraph-rsid="006611bd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27d500" officeooo:paragraph-rsid="004e148d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c50cd" officeooo:paragraph-rsid="005c50c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732eb1" officeooo:paragraph-rsid="00732eb1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67bf4a" officeooo:paragraph-rsid="0067bf4a" style:font-name-asian="Arial" style:font-size-asian="8pt" style:font-weight-asian="bold" style:font-name-complex="Arial" style:font-size-complex="8pt" style:font-weight-complex="bold"/>
    </style:style>
    <style:style style:name="P21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2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1" fo:font-size="8pt" officeooo:rsid="0067bf4a" officeooo:paragraph-rsid="0067bf4a" style:font-name-asian="Arial" style:font-size-asian="8pt" style:font-name-complex="Arial" style:font-size-complex="8pt"/>
    </style:style>
    <style:style style:name="P23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1" fo:font-size="8pt" officeooo:rsid="00576cfb" officeooo:paragraph-rsid="005fc382" style:font-name-asian="Arial" style:font-size-asian="8pt" style:font-name-complex="Arial" style:font-size-complex="8pt"/>
    </style:style>
    <style:style style:name="P24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1" fo:font-size="8pt" officeooo:rsid="00617ee3" officeooo:paragraph-rsid="00617ee3" style:font-name-asian="Arial" style:font-size-asian="8pt" style:font-name-complex="Arial" style:font-size-complex="8pt"/>
    </style:style>
    <style:style style:name="P25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1" fo:font-size="8pt" officeooo:rsid="005fc382" officeooo:paragraph-rsid="005fc382" style:font-name-asian="Arial" style:font-size-asian="8pt" style:font-name-complex="Arial" style:font-size-complex="8pt"/>
    </style:style>
    <style:style style:name="P26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1" fo:font-size="8pt" officeooo:rsid="007e85f7" officeooo:paragraph-rsid="007e85f7" style:font-name-asian="Arial" style:font-size-asian="8pt" style:font-name-complex="Arial" style:font-size-complex="8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2e3cc" style:font-weight-asian="bold" style:font-weight-complex="bold"/>
    </style:style>
    <style:style style:name="T4" style:family="text">
      <style:text-properties fo:font-weight="bold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72e3cc" style:font-name-asian="Arial" style:font-weight-asian="bold" style:font-name-complex="Arial" style:font-weight-complex="bold"/>
    </style:style>
    <style:style style:name="T7" style:family="text">
      <style:text-properties style:font-name-asian="Arial" style:font-name-complex="Arial"/>
    </style:style>
    <style:style style:name="T8" style:family="text">
      <style:text-properties officeooo:rsid="00503c86" style:font-name-asian="Arial" style:font-name-complex="Arial"/>
    </style:style>
    <style:style style:name="T9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atro Nacional Cervantes</text:p>
      <text:p text:style-name="P14">Detalle de Recepción</text:p>
      <text:p text:style-name="P1"/>
      <text:p text:style-name="P2"><text:span text:style-name="T4">Fecha </text:span><text:span text:style-name="T6">emisión reporte</text:span><text:span text:style-name="T7">: [FECHA]<text:tab/><text:tab/></text:span></text:p>
      <text:p text:style-name="P4"/>
      <text:p text:style-name="P2"><text:span text:style-name="T5">Numero de recepción</text:span><text:span text:style-name="T7">: </text:span><text:span text:style-name="T8">[NUMERO_DE_RECEPCION]</text:span></text:p>
      <text:section text:style-name="Sect1" text:name="Section1">
        <text:p text:style-name="P8"/>
        <text:p text:style-name="P3"><text:span text:style-name="T2">Fecha </text:span><text:span text:style-name="T3">alta</text:span><text:span text:style-name="T2">:</text:span> [FECHA_DE_RECEPCION]</text:p>
      </text:section>
      <text:p text:style-name="P9"/>
      <text:p text:style-name="P10">Documento Principal </text:p>
      <text:p text:style-name="P11">Tipo de documento: [TIPO]<text:tab/>Numero: [DOCUMENTO_PRINCIPAL]</text:p>
      <text:p text:style-name="P5"/>
      <text:p text:style-name="P6"/>
      <text:p text:style-name="P6">Bienes de consumo</text:p>
      <text:p text:style-name="P7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column table:style-name="TABLA_5f_BIENES.G"/>
        <table:table-row table:style-name="TABLA_5f_BIENES.1">
          <table:table-cell table:style-name="TABLA_5f_BIENES.A1" office:value-type="string">
            <text:p text:style-name="P20">Clase</text:p>
          </table:table-cell>
          <table:table-cell table:style-name="TABLA_5f_BIENES.A1" office:value-type="string">
            <text:p text:style-name="P17">Codigo</text:p>
          </table:table-cell>
          <table:table-cell table:style-name="TABLA_5f_BIENES.A1" office:value-type="string">
            <text:p text:style-name="P17">Nombre</text:p>
          </table:table-cell>
          <table:table-cell table:style-name="TABLA_5f_BIENES.A1" office:value-type="string">
            <text:p text:style-name="P17">Cantidad</text:p>
          </table:table-cell>
          <table:table-cell table:style-name="TABLA_5f_BIENES.A1" office:value-type="string">
            <text:p text:style-name="P17">Cost<text:span text:style-name="T1">o unitario</text:span></text:p>
          </table:table-cell>
          <table:table-cell table:style-name="TABLA_5f_BIENES.A1" office:value-type="string">
            <text:p text:style-name="P18">Costo total</text:p>
          </table:table-cell>
          <table:table-cell table:style-name="TABLA_5f_BIENES.G1" office:value-type="string">
            <text:p text:style-name="P19">Descripción</text:p>
          </table:table-cell>
        </table:table-row>
        <table:table-row table:style-name="TABLA_5f_BIENES.2">
          <table:table-cell table:style-name="TABLA_5f_BIENES.A2" office:value-type="string">
            <text:p text:style-name="P22">[CLASE]</text:p>
          </table:table-cell>
          <table:table-cell table:style-name="TABLA_5f_BIENES.B2" office:value-type="string">
            <text:p text:style-name="P23">[CODIGO]</text:p>
          </table:table-cell>
          <table:table-cell table:style-name="TABLA_5f_BIENES.C2" office:value-type="string">
            <text:p text:style-name="P24">[NOMBRE]</text:p>
          </table:table-cell>
          <table:table-cell table:style-name="TABLA_5f_BIENES.D2" office:value-type="string">
            <text:p text:style-name="P24">[CANTIDAD]</text:p>
          </table:table-cell>
          <table:table-cell table:style-name="TABLA_5f_BIENES.E2" office:value-type="string">
            <text:p text:style-name="P24">[COSTO]</text:p>
          </table:table-cell>
          <table:table-cell table:style-name="TABLA_5f_BIENES.F2" office:value-type="string">
            <text:p text:style-name="P25">[COSTO_TOTAL]</text:p>
          </table:table-cell>
          <table:table-cell table:style-name="TABLA_5f_BIENES.G2" office:value-type="string">
            <text:p text:style-name="P26">[DESCRIPCION_ITEM]</text:p>
          </table:table-cell>
        </table:table-row>
      </table:table>
      <text:p text:style-name="P12"/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Total general: <text:span text:style-name="T9">[TOTAL_GENERAL]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left="0in" fo:margin-right="0in" fo:line-height="150%" fo:keep-together="always" style:register-true="true" fo:text-indent="0in" style:auto-text-indent="true" style:page-number="auto" style:vertical-align="baselin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091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602in" svg:height="0.9598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12:20:20.494547432</dc:date>
    <meta:generator>LibreOffice/4.4.6.3$Linux_X86_64 LibreOffice_project/40m0$Build-3</meta:generator>
    <meta:editing-duration>PT21H20M50S</meta:editing-duration>
    <meta:editing-cycles>91</meta:editing-cycles>
    <dc:creator>gsantacruz </dc:creator>
    <meta:document-statistic meta:table-count="2" meta:image-count="1" meta:object-count="0" meta:page-count="1" meta:paragraph-count="23" meta:word-count="47" meta:character-count="405" meta:non-whitespace-character-count="378"/>
  </office:meta>
</office:document-meta>
</file>